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298cm"/>
    </style:style>
    <style:style style:name="gr4" style:family="graphic" style:parent-style-name="standard">
      <style:graphic-properties draw:stroke="none" svg:stroke-color="#000000" draw:fill="none" draw:fill-color="#ffffff" fo:min-height="0.848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64cm"/>
    </style:style>
    <style:style style:name="gr7" style:family="graphic" style:parent-style-name="standard">
      <style:graphic-properties draw:stroke="none" draw:fill="none" fo:min-height="0.86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33% 58%"/>
    </style:style>
    <style:style style:name="T9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27cm" svg:height="0.962cm" svg:x="10.239cm" svg:y="2.335cm">
          <draw:text-box>
            <text:p>m</text:p>
          </draw:text-box>
        </draw:frame>
        <draw:line draw:style-name="gr2" draw:text-style-name="P2" draw:layer="layout" svg:x1="10.239cm" svg:y1="3.224cm" svg:x2="8.334cm" svg:y2="5.256cm">
          <text:p/>
        </draw:line>
        <draw:line draw:style-name="gr2" draw:text-style-name="P2" draw:layer="layout" svg:x1="10.493cm" svg:y1="3.351cm" svg:x2="10.493cm" svg:y2="5.256cm">
          <text:p/>
        </draw:line>
        <draw:line draw:style-name="gr2" draw:text-style-name="P2" draw:layer="layout" svg:x1="10.747cm" svg:y1="3.224cm" svg:x2="12.779cm" svg:y2="5.129cm">
          <text:p/>
        </draw:line>
        <draw:frame draw:style-name="gr1" draw:text-style-name="P1" draw:layer="layout" svg:width="2.121cm" svg:height="0.962cm" svg:x="7.637cm" svg:y="5.158cm">
          <draw:text-box>
            <text:p>m/2</text:p>
          </draw:text-box>
        </draw:frame>
        <draw:frame draw:style-name="gr1" draw:text-style-name="P1" draw:layer="layout" svg:width="2.121cm" svg:height="0.962cm" svg:x="9.738cm" svg:y="5.158cm">
          <draw:text-box>
            <text:p>m/2</text:p>
          </draw:text-box>
        </draw:frame>
        <draw:frame draw:style-name="gr1" draw:text-style-name="P1" draw:layer="layout" svg:width="2.121cm" svg:height="0.962cm" svg:x="12.138cm" svg:y="5.058cm">
          <draw:text-box>
            <text:p>m/2</text:p>
          </draw:text-box>
        </draw:frame>
        <draw:line draw:style-name="gr2" draw:text-style-name="P2" draw:layer="layout" svg:x1="8.339cm" svg:y1="6.025cm" svg:x2="6.434cm" svg:y2="8.057cm">
          <text:p/>
        </draw:line>
        <draw:line draw:style-name="gr2" draw:text-style-name="P2" draw:layer="layout" svg:x1="8.593cm" svg:y1="6.152cm" svg:x2="8.593cm" svg:y2="8.057cm">
          <text:p/>
        </draw:line>
        <draw:line draw:style-name="gr2" draw:text-style-name="P2" draw:layer="layout" svg:x1="8.847cm" svg:y1="6.025cm" svg:x2="10.879cm" svg:y2="7.93cm">
          <text:p/>
        </draw:line>
        <draw:frame draw:style-name="gr1" draw:text-style-name="P1" draw:layer="layout" svg:width="2.121cm" svg:height="0.962cm" svg:x="5.737cm" svg:y="7.959cm">
          <draw:text-box>
            <text:p>m/4</text:p>
          </draw:text-box>
        </draw:frame>
        <draw:frame draw:style-name="gr1" draw:text-style-name="P1" draw:layer="layout" svg:width="2.121cm" svg:height="0.962cm" svg:x="7.838cm" svg:y="7.959cm">
          <draw:text-box>
            <text:p>m/4</text:p>
          </draw:text-box>
        </draw:frame>
        <draw:frame draw:style-name="gr1" draw:text-style-name="P1" draw:layer="layout" svg:width="2.121cm" svg:height="0.962cm" svg:x="10.238cm" svg:y="7.859cm">
          <draw:text-box>
            <text:p>m/4</text:p>
          </draw:text-box>
        </draw:frame>
        <draw:line draw:style-name="gr2" draw:text-style-name="P2" draw:layer="layout" svg:x1="11.255cm" svg:y1="2.97cm" svg:x2="21.034cm" svg:y2="2.889cm">
          <text:p/>
        </draw:line>
        <draw:line draw:style-name="gr2" draw:text-style-name="P2" draw:layer="layout" svg:x1="13.795cm" svg:y1="5.383cm" svg:x2="21.034cm" svg:y2="5.383cm">
          <text:p/>
        </draw:line>
        <draw:line draw:style-name="gr2" draw:text-style-name="P2" draw:layer="layout" svg:x1="16.289cm" svg:y1="8.177cm" svg:x2="20.988cm" svg:y2="8.177cm">
          <text:p/>
        </draw:line>
        <draw:frame draw:style-name="gr1" draw:text-style-name="P1" draw:layer="layout" svg:width="0.127cm" svg:height="0.962cm" svg:x="10.239cm" svg:y="2.336cm">
          <draw:text-box>
            <text:p>m</text:p>
          </draw:text-box>
        </draw:frame>
        <draw:line draw:style-name="gr2" draw:text-style-name="P2" draw:layer="layout" svg:x1="10.239cm" svg:y1="3.225cm" svg:x2="8.334cm" svg:y2="5.257cm">
          <text:p/>
        </draw:line>
        <draw:line draw:style-name="gr2" draw:text-style-name="P2" draw:layer="layout" svg:x1="10.493cm" svg:y1="3.352cm" svg:x2="10.493cm" svg:y2="5.257cm">
          <text:p/>
        </draw:line>
        <draw:line draw:style-name="gr2" draw:text-style-name="P2" draw:layer="layout" svg:x1="10.747cm" svg:y1="3.225cm" svg:x2="12.779cm" svg:y2="5.13cm">
          <text:p/>
        </draw:line>
        <draw:frame draw:style-name="gr1" draw:text-style-name="P1" draw:layer="layout" svg:width="2.121cm" svg:height="0.962cm" svg:x="7.637cm" svg:y="5.159cm">
          <draw:text-box>
            <text:p>m/2</text:p>
          </draw:text-box>
        </draw:frame>
        <draw:frame draw:style-name="gr1" draw:text-style-name="P1" draw:layer="layout" svg:width="2.121cm" svg:height="0.962cm" svg:x="9.738cm" svg:y="5.159cm">
          <draw:text-box>
            <text:p>m/2</text:p>
          </draw:text-box>
        </draw:frame>
        <draw:frame draw:style-name="gr1" draw:text-style-name="P1" draw:layer="layout" svg:width="2.121cm" svg:height="0.962cm" svg:x="12.138cm" svg:y="5.059cm">
          <draw:text-box>
            <text:p>m/2</text:p>
          </draw:text-box>
        </draw:frame>
        <draw:frame draw:style-name="gr1" draw:text-style-name="P1" draw:layer="layout" svg:width="0.127cm" svg:height="0.962cm" svg:x="21.818cm" svg:y="2.336cm">
          <draw:text-box>
            <text:p>m</text:p>
          </draw:text-box>
        </draw:frame>
        <draw:frame draw:style-name="gr1" draw:text-style-name="P1" draw:layer="layout" svg:width="4.063cm" svg:height="0.962cm" svg:x="21.297cm" svg:y="4.636cm">
          <draw:text-box>
            <text:p>(3)(m/2)</text:p>
          </draw:text-box>
        </draw:frame>
        <draw:frame draw:style-name="gr1" draw:text-style-name="P1" draw:layer="layout" svg:width="4.063cm" svg:height="1.673cm" svg:x="20.799cm" svg:y="12.136cm">
          <draw:text-box>
            <text:p><text:span text:style-name="T1"><text:s/></text:span><text:span text:style-name="T2">Θ</text:span><text:span text:style-name="T2">(</text:span><text:span text:style-name="T1">3 <text:s text:c="8"/>)</text:span> <text:s text:c="5"/></text:p>
          </draw:text-box>
        </draw:frame>
        <draw:frame draw:style-name="gr3" draw:text-style-name="P1" draw:layer="layout" svg:width="0.243cm" svg:height="4.548cm" svg:x="22.399cm" svg:y="9.036cm">
          <draw:text-box>
            <text:p>.</text:p>
            <text:p>.</text:p>
            <text:p>.</text:p>
            <text:p/>
          </draw:text-box>
        </draw:frame>
        <draw:frame draw:style-name="gr4" draw:text-style-name="P1" draw:layer="layout" svg:width="19.773cm" svg:height="1.098cm" svg:x="5.738cm" svg:y="12.159cm">
          <draw:text-box>
            <text:p><text:span text:style-name="T1">T(1) <text:s/>T(1) <text:s/>T(1) <text:s/>T(1) <text:s/>T(1) <text:s/>T(1) <text:s/>T(1) <text:s/>T(1) <text:s/>T(1) <text:s/></text:span>T(1) <text:s/></text:p>
          </draw:text-box>
        </draw:frame>
        <draw:line draw:style-name="gr5" draw:text-style-name="P3" draw:layer="layout" svg:x1="4.34cm" svg:y1="2.281cm" svg:x2="4.34cm" svg:y2="13.076cm">
          <text:p/>
        </draw:line>
        <draw:frame draw:style-name="gr6" draw:text-style-name="P1" draw:layer="layout" svg:width="2.121cm" svg:height="1.114cm" svg:x="1.138cm" svg:y="7.059cm">
          <draw:text-box>
            <text:p><text:span text:style-name="T1">log</text:span><text:span text:style-name="T3">2</text:span><text:span text:style-name="T4">m</text:span></text:p>
          </draw:text-box>
        </draw:frame>
        <draw:frame draw:style-name="gr7" draw:text-style-name="P4" draw:layer="layout" svg:width="1.852cm" svg:height="1.115cm" svg:x="22.227cm" svg:y="11.752cm">
          <draw:text-box>
            <text:p><text:span text:style-name="T5">log</text:span><text:span text:style-name="T6">2</text:span><text:span text:style-name="T7">m</text:span></text:p>
          </draw:text-box>
        </draw:frame>
        <draw:frame draw:style-name="gr1" draw:text-style-name="P1" draw:layer="layout" svg:width="4.063cm" svg:height="0.962cm" svg:x="21.299cm" svg:y="7.636cm">
          <draw:text-box>
            <text:p><text:span text:style-name="T1">(3</text:span><text:span text:style-name="T8">2</text:span>)(m/2<text:span text:style-name="T9">2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09-20T13:58:22.469554352</dc:date>
    <meta:editing-duration>PT17H27M43S</meta:editing-duration>
    <meta:editing-cycles>20</meta:editing-cycles>
    <meta:generator>LibreOffice/6.0.7.3$Linux_X86_64 LibreOffice_project/00m0$Build-3</meta:generator>
    <meta:document-statistic meta:object-count="32"/>
  </office:meta>
</office:document-meta>
</file>